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separate_all_lstm_table_metrics" table:style-name="ta1">
        <table:table-column table:style-name="co1" table:default-cell-style-name="ce8"/>
        <table:table-column table:style-name="co2" table:number-columns-repeated="3" table:default-cell-style-name="ce8"/>
        <table:table-row table:style-name="ro1">
          <table:table-cell table:style-name="ce7" office:value-type="string" calcext:value-type="string">
            <text:p>Metri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I 0.7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table:style-name="ce9" office:value-type="float" office:value="0.01515" calcext:value-type="float">
            <text:p>0.01515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3164" calcext:value-type="float">
            <text:p>0.03164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2" calcext:value-type="float">
            <text:p>0.00062</text:p>
          </table:table-cell>
          <table:table-cell table:style-name="ce9"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37697" calcext:value-type="float">
            <text:p>0.37697</text:p>
          </table:table-cell>
          <table:table-cell table:style-name="ce9" office:value-type="float" office:value="0.38468" calcext:value-type="float">
            <text:p>0.38468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9" office:value-type="float" office:value="0.01145" calcext:value-type="float">
            <text:p>0.01145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06922" calcext:value-type="float">
            <text:p>0.0692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88.62376" calcext:value-type="float">
            <text:p>88.62376</text:p>
          </table:table-cell>
          <table:table-cell office:value-type="float" office:value="67.55729" calcext:value-type="float">
            <text:p>67.55729</text:p>
          </table:table-cell>
          <table:table-cell office:value-type="float" office:value="73.61606" calcext:value-type="float">
            <text:p>73.61606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69.55747" calcext:value-type="float">
            <text:p>69.55747</text:p>
          </table:table-cell>
          <table:table-cell office:value-type="float" office:value="53.94684" calcext:value-type="float">
            <text:p>53.94684</text:p>
          </table:table-cell>
          <table:table-cell office:value-type="float" office:value="58.96121" calcext:value-type="float">
            <text:p>58.96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5:58:25.849640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18T14:51:38.551783883</dc:date>
    <meta:editing-duration>PT3M25S</meta:editing-duration>
    <meta:editing-cycles>1</meta:editing-cycles>
    <meta:generator>LibreOffice/6.0.7.3$Linux_X86_64 LibreOffice_project/00m0$Build-3</meta:generator>
    <meta:document-statistic meta:table-count="1" meta:cell-count="28" meta:object-count="0"/>
  </office:meta>
</office:document-meta>
</file>